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ba23d" officeooo:paragraph-rsid="000ba23d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0d6b27" officeooo:paragraph-rsid="000d6b27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0f8c5d" officeooo:paragraph-rsid="000f8c5d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0ff493" officeooo:paragraph-rsid="000ff493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104399" officeooo:paragraph-rsid="00104399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122fb1" officeooo:paragraph-rsid="00122fb1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122fb1" officeooo:paragraph-rsid="0013896e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122fb1" officeooo:paragraph-rsid="0013b24e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13896e" officeooo:paragraph-rsid="0013896e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158e3c" officeooo:paragraph-rsid="00158e3c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1768dd" officeooo:paragraph-rsid="001768dd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1939aa" officeooo:paragraph-rsid="001939aa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1b1c1c" officeooo:paragraph-rsid="001b1c1c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1b2f5a" officeooo:paragraph-rsid="001b2f5a"/>
    </style:style>
    <style:style style:name="P15" style:family="paragraph" style:parent-style-name="Standard" style:list-style-name="L1">
      <style:paragraph-properties fo:text-align="start" style:justify-single-word="false"/>
      <style:text-properties officeooo:rsid="001c940b" officeooo:paragraph-rsid="001c940b"/>
    </style:style>
    <style:style style:name="P16" style:family="paragraph" style:parent-style-name="Standard" style:list-style-name="L1">
      <style:paragraph-properties fo:text-align="start" style:justify-single-word="false"/>
      <style:text-properties officeooo:rsid="001d043e" officeooo:paragraph-rsid="001d043e"/>
    </style:style>
    <style:style style:name="P17" style:family="paragraph" style:parent-style-name="Standard" style:list-style-name="L1">
      <style:paragraph-properties fo:text-align="start" style:justify-single-word="false"/>
      <style:text-properties officeooo:rsid="001dfd43" officeooo:paragraph-rsid="001dfd43"/>
    </style:style>
    <style:style style:name="P18" style:family="paragraph" style:parent-style-name="Standard" style:list-style-name="L1">
      <style:paragraph-properties fo:text-align="start" style:justify-single-word="false"/>
      <style:text-properties officeooo:rsid="001e5175" officeooo:paragraph-rsid="001e5175"/>
    </style:style>
    <style:style style:name="P19" style:family="paragraph" style:parent-style-name="Standard" style:list-style-name="L1">
      <style:paragraph-properties fo:text-align="start" style:justify-single-word="false"/>
      <style:text-properties officeooo:rsid="00248247" officeooo:paragraph-rsid="00248247"/>
    </style:style>
    <style:style style:name="P20" style:family="paragraph" style:parent-style-name="Standard" style:list-style-name="L1">
      <style:paragraph-properties fo:text-align="start" style:justify-single-word="false"/>
      <style:text-properties officeooo:rsid="0025d932" officeooo:paragraph-rsid="0025d932"/>
    </style:style>
    <style:style style:name="P21" style:family="paragraph" style:parent-style-name="Standard" style:list-style-name="L1">
      <style:paragraph-properties fo:text-align="start" style:justify-single-word="false"/>
      <style:text-properties officeooo:rsid="0027193f" officeooo:paragraph-rsid="0027193f"/>
    </style:style>
    <style:style style:name="P22" style:family="paragraph" style:parent-style-name="Standard" style:list-style-name="L1">
      <style:paragraph-properties fo:text-align="start" style:justify-single-word="false"/>
      <style:text-properties officeooo:rsid="002ae834" officeooo:paragraph-rsid="002ae834"/>
    </style:style>
    <style:style style:name="P23" style:family="paragraph" style:parent-style-name="Standard" style:list-style-name="L1">
      <style:paragraph-properties fo:text-align="start" style:justify-single-word="false"/>
      <style:text-properties officeooo:rsid="002c20ea" officeooo:paragraph-rsid="002c20ea"/>
    </style:style>
    <style:style style:name="P24" style:family="paragraph" style:parent-style-name="Standard" style:list-style-name="L1">
      <style:paragraph-properties fo:text-align="start" style:justify-single-word="false"/>
      <style:text-properties officeooo:rsid="002c784b" officeooo:paragraph-rsid="002c784b"/>
    </style:style>
    <style:style style:name="P25" style:family="paragraph" style:parent-style-name="Standard" style:list-style-name="L1">
      <style:paragraph-properties fo:text-align="start" style:justify-single-word="false"/>
      <style:text-properties officeooo:rsid="002dbd51" officeooo:paragraph-rsid="002dbd51"/>
    </style:style>
    <style:style style:name="P26" style:family="paragraph" style:parent-style-name="Standard" style:list-style-name="L1">
      <style:paragraph-properties fo:text-align="start" style:justify-single-word="false"/>
      <style:text-properties officeooo:rsid="00302e69" officeooo:paragraph-rsid="00302e69"/>
    </style:style>
    <style:style style:name="P27" style:family="paragraph" style:parent-style-name="Standard">
      <style:paragraph-properties fo:text-align="start" style:justify-single-word="false"/>
      <style:text-properties officeooo:rsid="00302e69" officeooo:paragraph-rsid="00302e69"/>
    </style:style>
    <style:style style:name="P28" style:family="paragraph" style:parent-style-name="Standard" style:list-style-name="L1">
      <style:paragraph-properties fo:text-align="start" style:justify-single-word="false"/>
      <style:text-properties officeooo:rsid="0031f53d" officeooo:paragraph-rsid="0031f53d"/>
    </style:style>
    <style:style style:name="P29" style:family="paragraph" style:parent-style-name="Standard" style:list-style-name="L1">
      <style:paragraph-properties fo:text-align="start" style:justify-single-word="false"/>
      <style:text-properties officeooo:rsid="00386bef" officeooo:paragraph-rsid="00386bef"/>
    </style:style>
    <style:style style:name="P30" style:family="paragraph" style:parent-style-name="Standard" style:list-style-name="L1">
      <style:paragraph-properties fo:text-align="start" style:justify-single-word="false"/>
      <style:text-properties officeooo:rsid="0039cc63" officeooo:paragraph-rsid="0039cc63"/>
    </style:style>
    <style:style style:name="P31" style:family="paragraph" style:parent-style-name="Standard" style:list-style-name="L1">
      <style:paragraph-properties fo:text-align="start" style:justify-single-word="false"/>
      <style:text-properties officeooo:rsid="003a8c28" officeooo:paragraph-rsid="003a8c28"/>
    </style:style>
    <style:style style:name="P32" style:family="paragraph" style:parent-style-name="Standard" style:list-style-name="L1">
      <style:paragraph-properties fo:text-align="start" style:justify-single-word="false"/>
      <style:text-properties officeooo:rsid="003c1fdb" officeooo:paragraph-rsid="003c1fdb"/>
    </style:style>
    <style:style style:name="P33" style:family="paragraph" style:parent-style-name="Standard" style:list-style-name="L1">
      <style:paragraph-properties fo:text-align="start" style:justify-single-word="false"/>
      <style:text-properties officeooo:rsid="003e01f2" officeooo:paragraph-rsid="003e01f2"/>
    </style:style>
    <style:style style:name="P34" style:family="paragraph" style:parent-style-name="Standard" style:list-style-name="L1">
      <style:paragraph-properties fo:text-align="start" style:justify-single-word="false"/>
      <style:text-properties officeooo:rsid="003ed463" officeooo:paragraph-rsid="003ed463"/>
    </style:style>
    <style:style style:name="P35" style:family="paragraph" style:parent-style-name="Standard" style:list-style-name="L1">
      <style:paragraph-properties fo:text-align="start" style:justify-single-word="false"/>
      <style:text-properties officeooo:rsid="003f5e73" officeooo:paragraph-rsid="003f5e73"/>
    </style:style>
    <style:style style:name="P36" style:family="paragraph" style:parent-style-name="Standard" style:list-style-name="L1">
      <style:paragraph-properties fo:text-align="start" style:justify-single-word="false"/>
      <style:text-properties officeooo:rsid="004049da" officeooo:paragraph-rsid="004049da"/>
    </style:style>
    <style:style style:name="P37" style:family="paragraph" style:parent-style-name="Standard" style:list-style-name="L1">
      <style:paragraph-properties fo:text-align="start" style:justify-single-word="false"/>
      <style:text-properties officeooo:rsid="0042d129" officeooo:paragraph-rsid="0042d129"/>
    </style:style>
    <style:style style:name="P38" style:family="paragraph" style:parent-style-name="Standard" style:list-style-name="L1">
      <style:paragraph-properties fo:text-align="start" style:justify-single-word="false"/>
      <style:text-properties officeooo:rsid="00435029" officeooo:paragraph-rsid="00435029"/>
    </style:style>
    <style:style style:name="P39" style:family="paragraph" style:parent-style-name="Standard" style:list-style-name="L1">
      <style:paragraph-properties fo:text-align="start" style:justify-single-word="false"/>
      <style:text-properties officeooo:rsid="0044d168" officeooo:paragraph-rsid="0044d168"/>
    </style:style>
    <style:style style:name="P40" style:family="paragraph" style:parent-style-name="Standard" style:list-style-name="L1">
      <style:paragraph-properties fo:text-align="start" style:justify-single-word="false"/>
      <style:text-properties officeooo:rsid="0045b136" officeooo:paragraph-rsid="00462f1f"/>
    </style:style>
    <style:style style:name="P41" style:family="paragraph" style:parent-style-name="Standard" style:list-style-name="L1">
      <style:paragraph-properties fo:text-align="start" style:justify-single-word="false"/>
      <style:text-properties officeooo:rsid="0047271b" officeooo:paragraph-rsid="0047271b"/>
    </style:style>
    <style:style style:name="T1" style:family="text">
      <style:text-properties officeooo:rsid="0013896e"/>
    </style:style>
    <style:style style:name="T2" style:family="text">
      <style:text-properties officeooo:rsid="001b0947"/>
    </style:style>
    <style:style style:name="T3" style:family="text">
      <style:text-properties officeooo:rsid="002001fb"/>
    </style:style>
    <style:style style:name="T4" style:family="text">
      <style:text-properties officeooo:rsid="0021fe98"/>
    </style:style>
    <style:style style:name="T5" style:family="text">
      <style:text-properties officeooo:rsid="0026c5af"/>
    </style:style>
    <style:style style:name="T6" style:family="text">
      <style:text-properties officeooo:rsid="00278fd5"/>
    </style:style>
    <style:style style:name="T7" style:family="text">
      <style:text-properties officeooo:rsid="002937ef"/>
    </style:style>
    <style:style style:name="T8" style:family="text">
      <style:text-properties officeooo:rsid="0037fb9b"/>
    </style:style>
    <style:style style:name="T9" style:family="text">
      <style:text-properties officeooo:rsid="003b3b01"/>
    </style:style>
    <style:style style:name="T10" style:family="text">
      <style:text-properties officeooo:rsid="003db66d"/>
    </style:style>
    <style:style style:name="T11" style:family="text">
      <style:text-properties officeooo:rsid="003ea0c7"/>
    </style:style>
    <style:style style:name="T12" style:family="text">
      <style:text-properties officeooo:rsid="004893d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cture #16</text:p>
      <text:p text:style-name="P1"/>
      <text:list xml:id="list1931982085" text:style-name="L1">
        <text:list-item>
          <text:p text:style-name="P2">Stack</text:p>
          <text:list>
            <text:list-item>
              <text:p text:style-name="P3">sp points to the top of the stack </text:p>
              <text:list>
                <text:list-item>
                  <text:p text:style-name="P3">Push</text:p>
                  <text:list>
                    <text:list-item>
                      <text:p text:style-name="P3">Move sp, write the data </text:p>
                      <text:list>
                        <text:list-item>
                          <text:p text:style-name="P4">addi $sp, $sp, -4</text:p>
                        </text:list-item>
                        <text:list-item>
                          <text:p text:style-name="P5">sw $s0, 0($sp)</text:p>
                        </text:list-item>
                        <text:list-item>
                          <text:p text:style-name="P5">addi $sp, $sp, -4</text:p>
                        </text:list-item>
                        <text:list-item>
                          <text:p text:style-name="P5">sw $s1, 0($sp)</text:p>
                        </text:list-item>
                        <text:list-item>
                          <text:p text:style-name="P6">or</text:p>
                        </text:list-item>
                        <text:list-item>
                          <text:p text:style-name="P6">addi $sp, $sp, -8</text:p>
                        </text:list-item>
                        <text:list-item>
                          <text:p text:style-name="P6">sw $s0, 4($sp)</text:p>
                        </text:list-item>
                        <text:list-item>
                          <text:p text:style-name="P6">sw, $s1, 0($sp)</text:p>
                        </text:list-item>
                        <text:list-item>
                          <text:p text:style-name="P10">or</text:p>
                        </text:list-item>
                        <text:list-item>
                          <text:p text:style-name="P10">assuming x = 8</text:p>
                        </text:list-item>
                        <text:list-item>
                          <text:p text:style-name="P10">addi $sp, $sp, -x</text:p>
                        </text:list-item>
                        <text:list-item>
                          <text:p text:style-name="P10">sw $s0, x-4($sp)</text:p>
                        </text:list-item>
                        <text:list-item>
                          <text:p text:style-name="P10">sw $s1, x-8($sp)</text:p>
                          <text:list>
                            <text:list-item>
                              <text:p text:style-name="P11">This way makes things look nicer and easier to change x if need be 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">Pop</text:p>
                  <text:list>
                    <text:list-item>
                      <text:p text:style-name="P9">Read the data, move sp</text:p>
                      <text:list>
                        <text:list-item>
                          <text:p text:style-name="P7"><text:span text:style-name="T1">l</text:span>w $s0, 4($sp)</text:p>
                        </text:list-item>
                        <text:list-item>
                          <text:p text:style-name="P7"><text:span text:style-name="T1">l</text:span>w, $s1, 0($sp)</text:p>
                        </text:list-item>
                        <text:list-item>
                          <text:p text:style-name="P8">addi $sp, $sp, -8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2">Two functions </text:p>
          <text:list>
            <text:list-item>
              <text:p text:style-name="P14">We’ll develop a stack frame for foo, main is caller and foo is callee </text:p>
              <text:list>
                <text:list-item>
                  <text:p text:style-name="P15">Put first four arguments in <text:span text:style-name="T6">$</text:span>a registers, pass args 5 .. n on stack frame <text:span text:style-name="T7">(caller)</text:span></text:p>
                  <text:list>
                    <text:list-item>
                      <text:list>
                        <text:list-item>
                          <text:p text:style-name="P40">Save space for up to four arguments if we call another function </text:p>
                        </text:list-item>
                      </text:list>
                    </text:list-item>
                  </text:list>
                </text:list-item>
                <text:list-item>
                  <text:p text:style-name="P19">Callee responsible for putting saved registers, local variables, and ret addr on stack </text:p>
                  <text:list>
                    <text:list-item>
                      <text:p text:style-name="P20">First is the ra</text:p>
                    </text:list-item>
                    <text:list-item>
                      <text:p text:style-name="P20">Second is <text:span text:style-name="T5">the saved registers </text:span></text:p>
                      <text:list>
                        <text:list-item>
                          <text:p text:style-name="P21">Only save the registers that we use</text:p>
                        </text:list-item>
                        <text:list-item>
                          <text:p text:style-name="P34">We also save the frame pointer for the caller </text:p>
                        </text:list-item>
                      </text:list>
                    </text:list-item>
                    <text:list-item>
                      <text:p text:style-name="P22">Third are local variables </text:p>
                      <text:list>
                        <text:list-item>
                          <text:p text:style-name="P24">Move the stack pointer down enough for all local variables </text:p>
                        </text:list-item>
                        <text:list-item>
                          <text:p text:style-name="P23">Each local variable is a constant offset from the stack pointer after pushing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">main:</text:p>
              <text:list>
                <text:list-item>
                  <text:p text:style-name="P31">int bob</text:p>
                </text:list-item>
                <text:list-item>
                  <text:p text:style-name="P41">#save space for first four arguments <text:span text:style-name="T12">as well </text:span></text:p>
                </text:list-item>
                <text:list-item>
                  <text:p text:style-name="P16">#place arguments 5 .. n on stack </text:p>
                </text:list-item>
                <text:list-item>
                  <text:p text:style-name="P31"><text:span text:style-name="T9">$a0</text:span> = bob</text:p>
                </text:list-item>
                <text:list-item>
                  <text:p text:style-name="P12">ja<text:span text:style-name="T2">l foo </text:span></text:p>
                </text:list-item>
                <text:list-item>
                  <text:p text:style-name="P17">#<text:span text:style-name="T4">pop</text:span> arguments 5 .. n off of stack </text:p>
                  <text:list>
                    <text:list-item>
                      <text:p text:style-name="P18">Helps with <text:span text:style-name="T3">possible confusion about number of arguments (symmetry) </text:span></text:p>
                    </text:list-item>
                  </text:list>
                </text:list-item>
              </text:list>
            </text:list-item>
            <text:list-item>
              <text:p text:style-name="P13">foo:</text:p>
              <text:list>
                <text:list-item>
                  <text:p text:style-name="P25">#push ra</text:p>
                </text:list-item>
                <text:list-item>
                  <text:p text:style-name="P25">#push saved registers </text:p>
                </text:list-item>
                <text:list-item>
                  <text:p text:style-name="P25">#set aside space for local vars </text:p>
                </text:list-item>
                <text:list-item>
                  <text:p text:style-name="P35"><text:soft-page-break/>#set FP to top of my frame </text:p>
                </text:list-item>
                <text:list-item>
                  <text:p text:style-name="P29">other code </text:p>
                </text:list-item>
                <text:list-item>
                  <text:p text:style-name="P30">other code </text:p>
                </text:list-item>
                <text:list-item>
                  <text:p text:style-name="P39">#save a0 .. a3</text:p>
                </text:list-item>
                <text:list-item>
                  <text:p text:style-name="P37">jar bar </text:p>
                  <text:list>
                    <text:list-item>
                      <text:p text:style-name="P38">If we need to call another function, we also need to store the $a registers </text:p>
                    </text:list-item>
                  </text:list>
                </text:list-item>
                <text:list-item>
                  <text:p text:style-name="P39">#restore a0 .. a3 </text:p>
                </text:list-item>
                <text:list-item>
                  <text:p text:style-name="P28">#move <text:span text:style-name="T8">sp </text:span>past local variables </text:p>
                </text:list-item>
                <text:list-item>
                  <text:p text:style-name="P26">#restore ra</text:p>
                </text:list-item>
                <text:list-item>
                  <text:p text:style-name="P26">#restore saved registers </text:p>
                </text:list-item>
                <text:list-item>
                  <text:p text:style-name="P36">#restore main’s fp </text:p>
                </text:list-item>
                <text:list-item>
                  <text:p text:style-name="P25">jr $ra</text:p>
                </text:list-item>
              </text:list>
            </text:list-item>
            <text:list-item>
              <text:p text:style-name="P32">Every function has the frame pointer pointing to the top <text:span text:style-name="T10">addr </text:span>of their stack frame </text:p>
              <text:list>
                <text:list-item>
                  <text:p text:style-name="P33">This means that the offset are not affected by changes to the stack pointer, if we need to add an extra variable for example <text:span text:style-name="T11">(so we need to save another register) </text:span></text:p>
                </text:list-item>
              </text:list>
            </text:list-item>
          </text:list>
        </text:list-item>
      </text:list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3T13:27:39.155755491</meta:creation-date>
    <dc:date>2018-02-23T14:16:05.210380243</dc:date>
    <meta:editing-duration>PT47M57S</meta:editing-duration>
    <meta:editing-cycles>57</meta:editing-cycles>
    <meta:generator>LibreOffice/6.0.1.1$Linux_X86_64 LibreOffice_project/00m0$Build-1</meta:generator>
    <meta:document-statistic meta:table-count="0" meta:image-count="0" meta:object-count="0" meta:page-count="2" meta:paragraph-count="62" meta:word-count="406" meta:character-count="1834" meta:non-whitespace-character-count="1522"/>
  </office:meta>
</office:document-meta>
</file>